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D141DD94E36EB0FC.jpg" manifest:media-type="image/jpeg"/>
  <manifest:file-entry manifest:full-path="Pictures/10000000000001F4000001F41EB0F477E6A86750.jpg" manifest:media-type="image/jpeg"/>
  <manifest:file-entry manifest:full-path="Pictures/10000000000001F4000001F4E6215CE89132A6DC.jpg" manifest:media-type="image/jpeg"/>
  <manifest:file-entry manifest:full-path="Pictures/10000000000001F4000001F467CD2D2EF3E28D41.jpg" manifest:media-type="image/jpeg"/>
  <manifest:file-entry manifest:full-path="Pictures/10000000000001F4000001F4F1F080ACF83200A8.jpg" manifest:media-type="image/jpeg"/>
  <manifest:file-entry manifest:full-path="Pictures/10000000000001F4000001F415C22CF5851CCBB9.jpg" manifest:media-type="image/jpeg"/>
  <manifest:file-entry manifest:full-path="Pictures/10000000000001F4000001F48AD3C4C80E0F1DAC.jpg" manifest:media-type="image/jpeg"/>
  <manifest:file-entry manifest:full-path="Pictures/10000000000001F4000001F429DF09520AAC2265.jpg" manifest:media-type="image/jpeg"/>
  <manifest:file-entry manifest:full-path="Pictures/10000000000001F4000001F41E418F0F28D0E1AF.jpg" manifest:media-type="image/jpeg"/>
  <manifest:file-entry manifest:full-path="Pictures/10000000000001F4000001F4CF247E5D50327E65.jpg" manifest:media-type="image/jpeg"/>
  <manifest:file-entry manifest:full-path="Pictures/10000000000001F4000001F433B53E30A2C549E7.jpg" manifest:media-type="image/jpeg"/>
  <manifest:file-entry manifest:full-path="Pictures/10000000000001F4000001F450AAD2C153761407.jpg" manifest:media-type="image/jpeg"/>
  <manifest:file-entry manifest:full-path="Pictures/10000000000001F4000001F4E0F03525A7C68DB9.jpg" manifest:media-type="image/jpeg"/>
  <manifest:file-entry manifest:full-path="Pictures/10000000000001F4000001F45D6DDE7DD77578CA.jpg" manifest:media-type="image/jpeg"/>
  <manifest:file-entry manifest:full-path="Pictures/10000000000001F4000001F4887409EFD66B4874.jpg" manifest:media-type="image/jpeg"/>
  <manifest:file-entry manifest:full-path="Pictures/10000000000001F4000001F430FBEF1A4D1204CB.jpg" manifest:media-type="image/jpeg"/>
  <manifest:file-entry manifest:full-path="Pictures/10000000000001F4000001F457317BDCDEB9FD51.jpg" manifest:media-type="image/jpeg"/>
  <manifest:file-entry manifest:full-path="Pictures/10000000000001F4000001F4C9A791960CBB42EC.jpg" manifest:media-type="image/jpeg"/>
  <manifest:file-entry manifest:full-path="Pictures/10000000000001F4000001F4A309946B50341A85.jpg" manifest:media-type="image/jpeg"/>
  <manifest:file-entry manifest:full-path="Pictures/10000000000001F4000001F43E465F3F0EF68CD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89cm" svg:height="2.489cm" svg:x="2.191cm" svg:y="2.924cm">
          <draw:image xlink:href="Pictures/10000000000001F4000001F4C9A791960CBB42EC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2.354cm" svg:y="2.93cm">
          <draw:image xlink:href="Pictures/10000000000001F4000001F415C22CF5851CCBB9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7.274cm" svg:y="2.93cm">
          <draw:image xlink:href="Pictures/10000000000001F4000001F430FBEF1A4D1204CB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7.434cm" svg:y="2.93cm">
          <draw:image xlink:href="Pictures/10000000000001F4000001F48AD3C4C80E0F1DAC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8.01cm">
          <draw:image xlink:href="Pictures/10000000000001F4000001F429DF09520AAC226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8.01cm">
          <draw:image xlink:href="Pictures/10000000000001F4000001F41E418F0F28D0E1AF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8.01cm">
          <draw:image xlink:href="Pictures/10000000000001F4000001F4CF247E5D50327E6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8.01cm">
          <draw:image xlink:href="Pictures/10000000000001F4000001F4887409EFD66B4874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13.09cm">
          <draw:image xlink:href="Pictures/10000000000001F4000001F457317BDCDEB9FD5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13.09cm">
          <draw:image xlink:href="Pictures/10000000000001F4000001F4A309946B50341A8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13.09cm">
          <draw:image xlink:href="Pictures/10000000000001F4000001F43E465F3F0EF68CD4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13.09cm">
          <draw:image xlink:href="Pictures/10000000000001F4000001F45D6DDE7DD77578CA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18.17cm">
          <draw:image xlink:href="Pictures/10000000000001F4000001F4E0F03525A7C68DB9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18.17cm">
          <draw:image xlink:href="Pictures/10000000000001F4000001F467CD2D2EF3E28D4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18.17cm">
          <draw:image xlink:href="Pictures/10000000000001F4000001F4E6215CE89132A6DC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18.17cm">
          <draw:image xlink:href="Pictures/10000000000001F4000001F4D141DD94E36EB0FC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245cm" svg:y="23.25cm">
          <draw:image xlink:href="Pictures/10000000000001F4000001F450AAD2C153761407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405cm" svg:y="23.25cm">
          <draw:image xlink:href="Pictures/10000000000001F4000001F4F1F080ACF83200A8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325cm" svg:y="23.25cm">
          <draw:image xlink:href="Pictures/10000000000001F4000001F41EB0F477E6A86750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85cm" svg:y="23.25cm">
          <draw:image xlink:href="Pictures/10000000000001F4000001F433B53E30A2C549E7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31T04:05:59.882089758</meta:creation-date>
    <dc:date>2025-02-03T11:36:55.604637718</dc:date>
    <meta:editing-duration>PT12H59M51S</meta:editing-duration>
    <meta:editing-cycles>15</meta:editing-cycles>
    <meta:generator>LibreOffice/6.4.7.2$Linux_X86_64 LibreOffice_project/40$Build-2</meta:generator>
    <meta:print-date>2025-01-28T11:32:22.080689215</meta:print-date>
    <meta:document-statistic meta:object-count="20"/>
  </office:meta>
</office:document-meta>
</file>